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0fbe7f"/>
    </style:style>
    <style:style style:name="P2" style:family="paragraph" style:parent-style-name="Heading_20_1">
      <style:paragraph-properties fo:margin-top="0in" fo:margin-bottom="0.0799in" style:contextual-spacing="false" fo:break-before="page"/>
      <style:text-properties officeooo:paragraph-rsid="000fbe7f"/>
    </style:style>
    <style:style style:name="P3" style:family="paragraph" style:parent-style-name="Heading_20_1" style:list-style-name="">
      <style:text-properties officeooo:paragraph-rsid="000fbe7f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7" style:family="paragraph" style:parent-style-name="Preformatted_20_Text">
      <style:paragraph-properties fo:margin-top="0in" fo:margin-bottom="0.1965in" style:contextual-spacing="false" fo:padding="0in" fo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3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4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5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ize="10pt" style:font-size-asian="10pt" style:font-size-complex="10pt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position="super 58%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14. Shortest Palindrome</text:h>
      <text:p text:style-name="P8">You are given a string <text:span text:style-name="Source_20_Text"><text:span text:style-name="T1">s</text:span></text:span>. You can convert <text:span text:style-name="Source_20_Text"><text:span text:style-name="T1">s</text:span></text:span> to a </text:p>
      <text:section text:style-name="Sect1" text:name="headlessui-popover-button-:r13:">
        <text:p text:style-name="P11">palindrome</text:p>
      </text:section>
      <text:p text:style-name="P9"> by adding characters in front of it.</text:p>
      <text:p text:style-name="P10">Return <text:span text:style-name="Emphasis"><text:span text:style-name="T2">the shortest palindrome you can find by performing this transformation</text:span></text:span>.</text:p>
      <text:p text:style-name="P10"> </text:p>
      <text:p text:style-name="P10"><text:span text:style-name="Strong_20_Emphasis"><text:span text:style-name="T2">Example 1:</text:span></text:span></text:p>
      <text:p text:style-name="P6"><text:span text:style-name="Strong_20_Emphasis"><text:span text:style-name="T2">Input:</text:span></text:span> s = "aacecaaa"</text:p>
      <text:p text:style-name="P5"><text:span text:style-name="Strong_20_Emphasis"><text:span text:style-name="T2">Output:</text:span></text:span> "aaacecaaa"</text:p>
      <text:p text:style-name="P10"><text:span text:style-name="Strong_20_Emphasis"><text:span text:style-name="T2">Example 2:</text:span></text:span></text:p>
      <text:p text:style-name="P6"><text:span text:style-name="Strong_20_Emphasis"><text:span text:style-name="T2">Input:</text:span></text:span> s = "abcd"</text:p>
      <text:p text:style-name="P5"><text:span text:style-name="Strong_20_Emphasis"><text:span text:style-name="T2">Output:</text:span></text:span> "dcbabcd"</text:p>
      <text:p text:style-name="P10"> </text:p>
      <text:p text:style-name="P10"><text:span text:style-name="Strong_20_Emphasis"><text:span text:style-name="T2">Constraints:</text:span></text:span></text:p>
      <text:list text:style-name="L1">
        <text:list-item>
          <text:p text:style-name="P12"><text:span text:style-name="Source_20_Text"><text:span text:style-name="T1">0 &lt;= s.length &lt;= 5 * 10</text:span></text:span><text:span text:style-name="Source_20_Text"><text:span text:style-name="T3">4</text:span></text:span></text:p>
        </text:list-item>
        <text:list-item>
          <text:p text:style-name="P13"><text:span text:style-name="Source_20_Text"><text:span text:style-name="T1">s</text:span></text:span> consists of lowercase English letters only.</text:p>
        </text:list-item>
      </text:list>
      <text:h text:style-name="P3" text:outline-level="1"/>
      <text:h text:style-name="P1" text:outline-level="1">214. Shortest Palindrome</text:h>
      <text:p text:style-name="Standard">/*</text:p>
      <text:p text:style-name="Standard"><text:s text:c="4"/><text:span text:style-name="T4">Brute force - TLE</text:span></text:p>
      <text:p text:style-name="Standard"><text:s text:c="4"/>Time complexity: O(n*(n+n+n))= O(3n^2)=O(n^2)</text:p>
      <text:p text:style-name="Standard"><text:s text:c="4"/>Space complexity: O(n)</text:p>
      <text:p text:style-name="Standard">*/</text:p>
      <text:p text:style-name="Standard">class Solution {</text:p>
      <text:p text:style-name="Standard"><text:s text:c="4"/>public:</text:p>
      <text:p text:style-name="Standard"><text:s text:c="8"/>bool is_palindrome(std::string&amp; s, int left, int right){</text:p>
      <text:p text:style-name="Standard"><text:s text:c="12"/>int i=left,j=right;</text:p>
      <text:p text:style-name="Standard"><text:s text:c="12"/>while(left&lt;=right &amp;&amp; s[left]==s[right]){</text:p>
      <text:p text:style-name="Standard"><text:s text:c="16"/>left++;</text:p>
      <text:p text:style-name="Standard"><text:s text:c="16"/>right--;</text:p>
      <text:p text:style-name="Standard"><text:s text:c="12"/>}</text:p>
      <text:p text:style-name="Standard"><text:s text:c="12"/>return left&gt;right;</text:p>
      <text:p text:style-name="Standard"><text:s text:c="8"/>}</text:p>
      <text:p text:style-name="Standard"><text:s text:c="8"/>std::string shortestPalindrome(std::string s) {</text:p>
      <text:p text:style-name="Standard"><text:s text:c="12"/>int n=s.size();</text:p>
      <text:p text:style-name="Standard"><text:s text:c="12"/>for(int i=n-1;i&gt;=0;--i){</text:p>
      <text:p text:style-name="Standard"><text:s text:c="16"/>if(is_palindrome(s,0,i)){</text:p>
      <text:p text:style-name="Standard"><text:s text:c="20"/>std::string to_add=s.substr(i+1,n-1-i);</text:p>
      <text:p text:style-name="Standard"><text:s text:c="20"/>std::reverse(to_add.begin(),to_add.end());</text:p>
      <text:p text:style-name="Standard"><text:s text:c="20"/>return to_add+s;</text:p>
      <text:p text:style-name="Standard"><text:s text:c="16"/>}</text:p>
      <text:p text:style-name="Standard"><text:s text:c="12"/>}</text:p>
      <text:p text:style-name="Standard"><text:s text:c="12"/>return ""; </text:p>
      <text:p text:style-name="Standard"><text:s text:c="8"/>}</text:p>
      <text:p text:style-name="Standard">};</text:p>
      <text:h text:style-name="P1" text:outline-level="1">214. Shortest Palindrome</text:h>
      <text:p text:style-name="Standard">/*</text:p>
      <text:p text:style-name="Standard"><text:s text:c="4"/>Knuth–Morris–Pratt(KMP)</text:p>
      <text:p text:style-name="Standard"><text:s text:c="4"/>Time complexity: O(n*(n+n+n))= O(3n^2)=O(n^2)</text:p>
      <text:p text:style-name="Standard"><text:s text:c="4"/>Space complexity: O(n)</text:p>
      <text:p text:style-name="Standard">*/</text:p>
      <text:p text:style-name="Standard"/>
      <text:p text:style-name="Standard">class Solution {</text:p>
      <text:p text:style-name="Standard"><text:s text:c="4"/>public:</text:p>
      <text:p text:style-name="Standard"><text:s text:c="8"/>std::string shortestPalindrome(std::string s) {</text:p>
      <text:p text:style-name="Standard"><text:s text:c="12"/>int n=s.size();</text:p>
      <text:p text:style-name="Standard"/>
      <text:p text:style-name="Standard"><text:s text:c="12"/>std::string rev=std::string(s.rbegin(), s.rend());</text:p>
      <text:p text:style-name="Standard"><text:s text:c="12"/>std::string needle=s+'@'+rev;</text:p>
      <text:p text:style-name="Standard"><text:s text:c="12"/>int m=needle.size();</text:p>
      <text:p text:style-name="Standard"><text:s text:c="12"/></text:p>
      <text:p text:style-name="Standard"><text:s text:c="12"/>// Longest prefix suffix</text:p>
      <text:p text:style-name="Standard"><text:s text:c="12"/>std::vector&lt;int&gt; lps(m,0);</text:p>
      <text:p text:style-name="Standard"><text:s text:c="12"/>int prev_lps_index=0,i=1;</text:p>
      <text:p text:style-name="Standard"><text:s text:c="12"/>while(i&lt;m){</text:p>
      <text:p text:style-name="Standard"><text:s text:c="16"/>if(needle[prev_lps_index]==needle[i]){</text:p>
      <text:p text:style-name="Standard"><text:s text:c="20"/>lps[i]=prev_lps_index+1;</text:p>
      <text:p text:style-name="Standard"><text:s text:c="20"/>prev_lps_index++;</text:p>
      <text:p text:style-name="Standard"><text:s text:c="20"/>i++;</text:p>
      <text:p text:style-name="Standard"><text:s text:c="16"/>}</text:p>
      <text:p text:style-name="Standard"><text:s text:c="16"/>else if(prev_lps_index==0){</text:p>
      <text:p text:style-name="Standard"><text:s text:c="20"/>lps[i]=0;</text:p>
      <text:p text:style-name="Standard"><text:s text:c="20"/>i++;</text:p>
      <text:p text:style-name="Standard"><text:s text:c="16"/>}</text:p>
      <text:p text:style-name="Standard"><text:s text:c="16"/>else prev_lps_index=lps[prev_lps_index-1];</text:p>
      <text:p text:style-name="Standard"><text:s text:c="12"/>}</text:p>
      <text:p text:style-name="Standard"/>
      <text:p text:style-name="Standard"><text:s text:c="12"/>int len=lps[needle.size()-1];</text:p>
      <text:p text:style-name="Standard"/>
      <text:p text:style-name="Standard"><text:s text:c="12"/>return rev.substr(0,s.size()-len)+s;</text:p>
      <text:p text:style-name="Standard"><text:s text:c="8"/>}</text:p>
      <text:p text:style-name="Standard">};</text:p>
      <text:h text:style-name="P4" text:outline-level="1">28. Find the Index of the First Occurrence in a String</text:h>
      <text:p text:style-name="P10">Given two strings <text:span text:style-name="Source_20_Text"><text:span text:style-name="T1">needle</text:span></text:span> and <text:span text:style-name="Source_20_Text"><text:span text:style-name="T1">haystack</text:span></text:span>, return the index of the first occurrence of <text:span text:style-name="Source_20_Text"><text:span text:style-name="T1">needle</text:span></text:span> in <text:span text:style-name="Source_20_Text"><text:span text:style-name="T1">haystack</text:span></text:span>, or <text:span text:style-name="Source_20_Text"><text:span text:style-name="T1">-1</text:span></text:span> if <text:span text:style-name="Source_20_Text"><text:span text:style-name="T1">needle</text:span></text:span> is not part of <text:span text:style-name="Source_20_Text"><text:span text:style-name="T1">haystack</text:span></text:span>.</text:p>
      <text:p text:style-name="P10"> </text:p>
      <text:p text:style-name="P10"><text:span text:style-name="Strong_20_Emphasis"><text:span text:style-name="T2">Example 1:</text:span></text:span></text:p>
      <text:p text:style-name="P6"><text:span text:style-name="Strong_20_Emphasis"><text:span text:style-name="T2">Input:</text:span></text:span> haystack = "sadbutsad", needle = "sad"</text:p>
      <text:p text:style-name="P6"><text:span text:style-name="Strong_20_Emphasis"><text:span text:style-name="T2">Output:</text:span></text:span> 0</text:p>
      <text:p text:style-name="P6"><text:span text:style-name="Strong_20_Emphasis"><text:span text:style-name="T2">Explanation:</text:span></text:span> "sad" occurs at index 0 and 6.</text:p>
      <text:p text:style-name="P7">The first occurrence is at index 0, so we return 0.</text:p>
      <text:p text:style-name="P10"><text:span text:style-name="Strong_20_Emphasis"><text:span text:style-name="T2">Example 2:</text:span></text:span></text:p>
      <text:p text:style-name="P6"><text:span text:style-name="Strong_20_Emphasis"><text:span text:style-name="T2">Input:</text:span></text:span> haystack = "leetcode", needle = "leeto"</text:p>
      <text:p text:style-name="P6"><text:span text:style-name="Strong_20_Emphasis"><text:span text:style-name="T2">Output:</text:span></text:span> -1</text:p>
      <text:p text:style-name="P5"><text:span text:style-name="Strong_20_Emphasis"><text:span text:style-name="T2">Explanation:</text:span></text:span> "leeto" did not occur in "leetcode", so we return -1.</text:p>
      <text:p text:style-name="P10"> </text:p>
      <text:p text:style-name="P10"><text:span text:style-name="Strong_20_Emphasis"><text:span text:style-name="T2">Constraints:</text:span></text:span></text:p>
      <text:list text:style-name="L2">
        <text:list-item>
          <text:p text:style-name="P14"><text:span text:style-name="Source_20_Text"><text:span text:style-name="T1">1 &lt;= haystack.length, needle.length &lt;= 10</text:span></text:span><text:span text:style-name="Source_20_Text"><text:span text:style-name="T3">4</text:span></text:span></text:p>
        </text:list-item>
        <text:list-item>
          <text:p text:style-name="P15"><text:span text:style-name="Source_20_Text"><text:span text:style-name="T1">haystack</text:span></text:span> and <text:span text:style-name="Source_20_Text"><text:span text:style-name="T1">needle</text:span></text:span> consist of only lowercase English characters.</text:p>
        </text:list-item>
      </text:list>
      <text:h text:style-name="P3" text:outline-level="1"/>
      <text:h text:style-name="P1" text:outline-level="1">28. Find the Index of the First Occurrence in a String</text:h>
      <text:p text:style-name="P8">/*</text:p>
      <text:p text:style-name="P8"><text:s text:c="4"/><text:span text:style-name="T4">Brute force</text:span></text:p>
      <text:p text:style-name="P8"><text:s text:c="4"/>Time complexity: O(nm)</text:p>
      <text:p text:style-name="P8"><text:s text:c="4"/>Space complexity: O(1)</text:p>
      <text:p text:style-name="P8">*/</text:p>
      <text:p text:style-name="P8">class Solution {</text:p>
      <text:p text:style-name="P8">public:</text:p>
      <text:p text:style-name="P8"><text:s text:c="4"/>int strStr(std::string haystack, std::string needle) {</text:p>
      <text:p text:style-name="P8"><text:s text:c="8"/>if(needle=="") return 0;</text:p>
      <text:p text:style-name="P8"><text:s text:c="8"/>int n=haystack.size();</text:p>
      <text:p text:style-name="P8"><text:s text:c="8"/>int m=needle.size();</text:p>
      <text:p text:style-name="P8"><text:s text:c="8"/>for(int i=0;i&lt;=n-m;++i){</text:p>
      <text:p text:style-name="P8"><text:s text:c="12"/>if(haystack.substr(i,m)==needle) return i;</text:p>
      <text:p text:style-name="P8"><text:s text:c="8"/>}</text:p>
      <text:p text:style-name="P8"><text:s text:c="8"/>return -1;</text:p>
      <text:p text:style-name="P8"><text:s text:c="4"/>}</text:p>
      <text:p text:style-name="P8">};</text:p>
      <text:p text:style-name="P8"/>
      <text:h text:style-name="P2" text:outline-level="1">28. Find the Index of the First Occurrence in a String</text:h>
      <text:p text:style-name="P16">/*</text:p>
      <text:p text:style-name="P16"><text:s text:c="4"/><text:span text:style-name="T4">KMP</text:span></text:p>
      <text:p text:style-name="P16"><text:s text:c="4"/>Time complexity: O(n+m)</text:p>
      <text:p text:style-name="P16"><text:s text:c="4"/>Space complexity: O(1)</text:p>
      <text:p text:style-name="P16">*/</text:p>
      <text:p text:style-name="P8">class Solution {</text:p>
      <text:p text:style-name="P8"><text:s text:c="4"/>public:</text:p>
      <text:p text:style-name="P8"><text:s text:c="8"/>int strStr(string haystack, string needle) {</text:p>
      <text:p text:style-name="P8"><text:s text:c="12"/>if(needle=="") return 0;</text:p>
      <text:p text:style-name="P8"><text:s text:c="12"/>// Longest prefix suffix</text:p>
      <text:p text:style-name="P8"><text:s text:c="12"/>int n=haystack.size();</text:p>
      <text:p text:style-name="P8"><text:s text:c="12"/>int m=needle.size();</text:p>
      <text:p text:style-name="P8"><text:s text:c="12"/>std::vector&lt;int&gt; lps(m,0);</text:p>
      <text:p text:style-name="P8"><text:s text:c="12"/>int prev_lps_index=0,i=1;</text:p>
      <text:p text:style-name="P8"><text:s text:c="12"/>while(i&lt;m){</text:p>
      <text:p text:style-name="P8"><text:s text:c="16"/>if(needle[prev_lps_index]==needle[i]){</text:p>
      <text:p text:style-name="P8"><text:s text:c="20"/>lps[i]=prev_lps_index+1;</text:p>
      <text:p text:style-name="P8"><text:s text:c="20"/>prev_lps_index++;</text:p>
      <text:p text:style-name="P8"><text:s text:c="20"/>i++;</text:p>
      <text:p text:style-name="P8"><text:s text:c="16"/>}</text:p>
      <text:p text:style-name="P8"><text:s text:c="16"/>else if(prev_lps_index==0){</text:p>
      <text:p text:style-name="P8"><text:s text:c="20"/>lps[i]=0;</text:p>
      <text:p text:style-name="P8"><text:s text:c="20"/>i++;</text:p>
      <text:p text:style-name="P8"><text:s text:c="16"/>}</text:p>
      <text:p text:style-name="P8"><text:s text:c="16"/>else prev_lps_index=lps[prev_lps_index-1];</text:p>
      <text:p text:style-name="P8"><text:s text:c="12"/>}</text:p>
      <text:p text:style-name="P8"><text:s text:c="12"/>i=0; // Pointer for haystack</text:p>
      <text:p text:style-name="P8"><text:s text:c="12"/>int j=0; // Pointer for needle</text:p>
      <text:p text:style-name="P8"><text:s text:c="12"/>while(i&lt;n){</text:p>
      <text:p text:style-name="P8"><text:s text:c="16"/>if(haystack[i]==needle[j]){</text:p>
      <text:p text:style-name="P8"><text:s text:c="20"/>i++;</text:p>
      <text:p text:style-name="P8"><text:s text:c="20"/>j++;</text:p>
      <text:p text:style-name="P8"><text:s text:c="16"/>}</text:p>
      <text:p text:style-name="P8"><text:s text:c="16"/>else if(j==0) i++;</text:p>
      <text:p text:style-name="P8"><text:s text:c="16"/>else j=lps[j-1]; <text:s text:c="13"/></text:p>
      <text:p text:style-name="P8"><text:s text:c="16"/>if(j==m) return i-m;</text:p>
      <text:p text:style-name="P8"><text:s text:c="12"/>}</text:p>
      <text:p text:style-name="P8"><text:s text:c="12"/>return -1;</text:p>
      <text:p text:style-name="P8"><text:s text:c="8"/>}</text:p>
      <text:p text:style-name="P8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2:13:35.293551287</meta:creation-date>
    <dc:date>2024-09-20T12:18:55.531812309</dc:date>
    <meta:editing-duration>PT5M21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6" meta:paragraph-count="153" meta:word-count="431" meta:character-count="4332" meta:non-whitespace-character-count="2843"/>
  </office:meta>
</office:document-meta>
</file>